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fo:font-size="12pt" officeooo:paragraph-rsid="0008e8dd" style:font-size-asian="12pt" style:font-name-complex="Times New Roman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rsid="0008d34b" officeooo:paragraph-rsid="0008d34b"/>
    </style:style>
    <style:style style:name="P3" style:family="paragraph" style:parent-style-name="Standard">
      <style:paragraph-properties fo:text-align="start" style:justify-single-word="false"/>
      <style:text-properties officeooo:rsid="0008d34b" officeooo:paragraph-rsid="0008d34b"/>
    </style:style>
    <style:style style:name="P4" style:family="paragraph" style:parent-style-name="Standard">
      <style:paragraph-properties fo:text-align="start" style:justify-single-word="false"/>
      <style:text-properties officeooo:paragraph-rsid="00094681"/>
    </style:style>
    <style:style style:name="P5" style:family="paragraph" style:parent-style-name="Standard">
      <style:paragraph-properties fo:text-align="start" style:justify-single-word="false"/>
      <style:text-properties officeooo:rsid="0008e8dd" officeooo:paragraph-rsid="0008e8dd"/>
    </style:style>
    <style:style style:name="P6" style:family="paragraph" style:parent-style-name="Standard">
      <style:paragraph-properties fo:margin-top="0cm" fo:margin-bottom="0cm" style:contextual-spacing="true" fo:line-height="115%" fo:text-align="start" style:justify-single-word="false"/>
      <style:text-properties fo:font-size="12pt" officeooo:rsid="0008e8dd" officeooo:paragraph-rsid="0008e8dd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true" fo:line-height="115%"/>
      <style:text-properties fo:font-size="12pt" officeooo:paragraph-rsid="0008e8dd" style:font-size-asian="12pt" style:font-name-complex="Times New Roman" style:font-size-complex="12pt"/>
    </style:style>
    <style:style style:name="P8" style:family="paragraph" style:parent-style-name="Frame_20_contents">
      <style:paragraph-properties fo:margin-left="0cm" fo:margin-right="0cm" fo:text-indent="0cm" style:auto-text-indent="false"/>
    </style:style>
    <style:style style:name="P9" style:family="paragraph" style:parent-style-name="Frame_20_contents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Frame_20_contents">
      <style:paragraph-properties fo:margin-left="0cm" fo:margin-right="0cm" fo:line-height="100%" fo:text-align="center" style:justify-single-word="false" fo:text-indent="0cm" style:auto-text-indent="false"/>
      <style:text-properties officeooo:rsid="0008e8dd" officeooo:paragraph-rsid="0008e8dd"/>
    </style:style>
    <style:style style:name="P11" style:family="paragraph" style:parent-style-name="Frame_20_contents">
      <style:paragraph-properties fo:margin-left="0cm" fo:margin-right="0cm" fo:text-align="center" style:justify-single-word="false" fo:text-indent="0cm" style:auto-text-indent="false"/>
      <style:text-properties officeooo:rsid="0008e8dd" officeooo:paragraph-rsid="0008e8dd"/>
    </style:style>
    <style:style style:name="P12" style:family="paragraph" style:parent-style-name="Frame_20_contents">
      <style:paragraph-properties fo:margin-left="0cm" fo:margin-right="0cm" fo:text-indent="0cm" style:auto-text-indent="false"/>
      <style:text-properties officeooo:rsid="0008e8dd" officeooo:paragraph-rsid="0008e8dd"/>
    </style:style>
    <style:style style:name="T1" style:family="text">
      <style:text-properties officeooo:rsid="0008e8dd"/>
    </style:style>
    <style:style style:name="T2" style:family="text">
      <style:text-properties fo:font-size="10pt" style:font-size-asian="10pt" style:font-name-complex="Times New Roman" style:font-size-complex="10pt"/>
    </style:style>
    <style:style style:name="T3" style:family="text">
      <style:text-properties fo:font-size="10pt" fo:language="en" fo:country="US" style:font-size-asian="10pt" style:font-name-complex="Times New Roman" style:font-size-complex="10pt"/>
    </style:style>
    <style:style style:name="T4" style:family="text">
      <style:text-properties officeooo:rsid="00094681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gr1" style:family="graphic">
      <style:graphic-properties draw:stroke="solid" svg:stroke-width="0cm" svg:stroke-color="#000000" draw:marker-end="msArrowEnd_20_5" draw:marker-end-width="0.21cm" draw:marker-end-center="false" draw:stroke-linejoin="round" draw:fill="none" draw:textarea-vertical-align="top" fo:min-height="1.429cm" fo:min-width="6.50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end="msArrowEnd_20_5" draw:marker-end-width="0.21cm" draw:marker-end-center="false" draw:stroke-linejoin="round" draw:fill="none" draw:textarea-vertical-align="top" fo:min-height="1.413cm" fo:min-width="3.25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end="msArrowEnd_20_5" draw:marker-end-width="0.21cm" draw:marker-end-center="false" draw:stroke-linejoin="round" draw:fill="none" draw:textarea-vertical-align="top" fo:min-height="1.362cm" fo:min-width="2.381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end="msArrowEnd_20_5" draw:marker-end-width="0.21cm" draw:marker-end-center="false" draw:stroke-linejoin="round" draw:fill="none" draw:textarea-vertical-align="top" fo:min-height="1.362cm" fo:min-width="5.62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2">«Ижевский государственный технический университет имени М. Т. Калашникова»</text:p>
      <text:p text:style-name="P2">Факультет «Информатика и вычислительная техника»</text:p>
      <text:p text:style-name="P2">Кафедра «Программное обеспечение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ет</text:p>
      <text:p text:style-name="P2">по лабораторной работе №3</text:p>
      <text:p text:style-name="P2">по дисциплине «Конструирование ПО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Выполнил</text:p>
      <text:p text:style-name="P3">студент группы Б08-191-1<text:tab/><text:tab/><text:tab/><text:tab/><text:tab/><text:tab/><text:tab/><text:tab/>Девятов А. В.</text:p>
      <text:p text:style-name="P3"/>
      <text:p text:style-name="P3"/>
      <text:p text:style-name="P3">Проверил<text:tab/><text:tab/><text:tab/><text:tab/><text:tab/><text:tab/><text:tab/><text:tab/><text:tab/><text:tab/>Власов В. Г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Ижевск 2016</text:p>
      <text:p text:style-name="P5"><text:soft-page-break/><text:span text:style-name="T4">1. </text:span>Модули</text:p>
      <text:p text:style-name="P5">1.1 Модуль выбора языка программирования</text:p>
      <text:p text:style-name="P5">1.2 Модуль выбора задачи</text:p>
      <text:p text:style-name="P5">1.3 Модуль отправки решения</text:p>
      <text:p text:style-name="P4"><text:span text:style-name="T1">1.4 Модуль получения результата отправки</text:span></text:p>
      <text:p text:style-name="P4"/>
      <text:p text:style-name="P4"/>
      <text:p text:style-name="P4"><text:span text:style-name="T4">2. </text:span>Диаграмма модулей</text:p>
      <text:p text:style-name="P1"/>
      <text:p text:style-name="P1"/>
      <text:p text:style-name="P1"><draw:frame draw:style-name="fr1" draw:name="Врезка1" text:anchor-type="char" svg:x="6.447cm" svg:y="0.346cm" svg:width="2.988cm" svg:height="1.004cm" draw:z-index="0"><draw:text-box><text:p text:style-name="P9"><text:span text:style-name="T2">Система</text:span></text:p></draw:text-box></draw:frame></text:p>
      <text:p text:style-name="P7"/>
      <text:p text:style-name="P7"><draw:custom-shape text:anchor-type="paragraph" draw:z-index="1" draw:style-name="gr1" svg:width="6.51cm" svg:height="1.43cm" svg:x="9.065cm" svg:y="0.229cm"><text:p/><draw:enhanced-geometry svg:viewBox="0 0 21600 21600" draw:type="mso-spt32" draw:enhanced-path="M 0 0 L 21600 21600 N"/></draw:custom-shape><draw:custom-shape text:anchor-type="paragraph" draw:z-index="2" draw:style-name="gr2" svg:width="3.255cm" svg:height="1.414cm" svg:x="8.509cm" svg:y="0.229cm"><text:p/><draw:enhanced-geometry svg:viewBox="0 0 21600 21600" draw:type="mso-spt32" draw:enhanced-path="M 0 0 L 21600 21600 N"/></draw:custom-shape><draw:custom-shape text:anchor-type="paragraph" draw:z-index="3" draw:style-name="gr3" svg:width="2.382cm" svg:height="1.362cm" svg:x="5.096cm" svg:y="0.229cm"><text:p/><draw:enhanced-geometry draw:mirror-horizontal="true" svg:viewBox="0 0 21600 21600" draw:type="mso-spt32" draw:enhanced-path="M 0 0 L 21600 21600 N"/></draw:custom-shape><draw:custom-shape text:anchor-type="paragraph" draw:z-index="4" draw:style-name="gr4" svg:width="5.629cm" svg:height="1.362cm" svg:x="1.229cm" svg:y="0.229cm"><text:p/><draw:enhanced-geometry draw:mirror-horizontal="true" svg:viewBox="0 0 21600 21600" draw:type="mso-spt32" draw:enhanced-path="M 0 0 L 21600 21600 N"/></draw:custom-shape></text:p>
      <text:p text:style-name="P7"/>
      <text:p text:style-name="P6"><draw:frame draw:style-name="fr1" draw:name="Врезка2" text:anchor-type="char" svg:x="14.09cm" svg:y="0.538cm" svg:width="2.462cm" svg:height="2.173cm" draw:z-index="5"><draw:text-box><text:p text:style-name="P11"><text:span text:style-name="T2">Получение результата</text:span></text:p><text:p text:style-name="P11"><text:span text:style-name="T2">отправки</text:span></text:p><text:p text:style-name="P8"/></draw:text-box></draw:frame><draw:frame draw:style-name="fr1" draw:name="Врезка3" text:anchor-type="char" svg:x="10.601cm" svg:y="0.522cm" svg:width="2.462cm" svg:height="1.212cm" draw:z-index="6"><draw:text-box><text:p text:style-name="P11"><text:span text:style-name="T2">Отправка</text:span></text:p><text:p text:style-name="P12">решения</text:p></draw:text-box></draw:frame><draw:frame draw:style-name="fr1" draw:name="Врезка5" text:anchor-type="char" svg:x="3.387cm" svg:y="0.471cm" svg:width="2.621cm" svg:height="1.817cm" draw:z-index="7"><draw:text-box><text:p text:style-name="P10"><text:span text:style-name="T2">Выбор</text:span></text:p><text:p text:style-name="P10"><text:span text:style-name="T2">задачи</text:span></text:p></draw:text-box></draw:frame><draw:frame draw:style-name="fr1" draw:name="Врезка6" text:anchor-type="char" svg:x="-0.203cm" svg:y="0.471cm" svg:width="2.917cm" svg:height="2.028cm" draw:z-index="8"><draw:text-box><text:p text:style-name="P10"><text:span text:style-name="T3">Выбор языка программрования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cm" style:contextual-spacing="true" fo:line-height="115%" fo:text-align="center" style:justify-single-word="false" fo:keep-together="always" fo:text-indent="0cm" style:auto-text-indent="false" fo:keep-with-next="always"/>
      <style:text-properties fo:color="#000000" fo:font-size="12pt" style:font-size-asian="12pt" style:font-name-complex="F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margin-left="0cm" fo:margin-right="0cm" fo:margin-top="0.635cm" fo:margin-bottom="0.635cm" style:contextual-spacing="true" fo:line-height="100%" fo:text-indent="0cm" style:auto-text-indent="fals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ey  </meta:initial-creator>
    <meta:creation-date>2016-04-22T18:03:44.595556354</meta:creation-date>
    <meta:generator>LibreOffice/4.2.8.2$Linux_X86_64 LibreOffice_project/420m0$Build-2</meta:generator>
    <dc:date>2016-04-22T18:16:14.049533886</dc:date>
    <dc:creator>Aleksey  </dc:creator>
    <meta:editing-duration>PT7M59S</meta:editing-duration>
    <meta:editing-cycles>4</meta:editing-cycles>
    <meta:document-statistic meta:table-count="0" meta:image-count="0" meta:object-count="0" meta:page-count="2" meta:paragraph-count="26" meta:word-count="85" meta:character-count="698" meta:non-whitespace-character-count="623"/>
  </office:meta>
</office:document-meta>
</file>